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style:text-underline-style="none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text-underline-style="none" officeooo:paragraph-rsid="0017ee8a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paragraph-rsid="0017ee8a" style:font-size-asian="14pt" style:font-size-complex="14pt"/>
    </style:style>
    <style:style style:name="P4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2pt" style:text-underline-style="none" style:font-name-asian="Monospace" style:font-size-asian="12pt" style:font-name-complex="Monospace" style:font-size-complex="12pt"/>
    </style:style>
    <style:style style:name="P5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4pt" style:text-underline-style="none" style:font-name-asian="Monospace" style:font-size-asian="14pt" style:font-name-complex="Monospace" style:font-size-complex="14pt"/>
    </style:style>
    <style:style style:name="P6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ff00ff" style:font-name="Times New Roman" fo:font-size="12pt" style:text-underline-style="none" style:font-name-asian="Monospace" style:font-size-asian="12pt" style:font-name-complex="Monospace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" fo:font-size="8pt" style:text-underline-style="none" officeooo:paragraph-rsid="00187575" style:font-size-asian="8pt" style:font-size-complex="8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8pt" style:text-underline-style="none" officeooo:paragraph-rsid="001a345c" style:font-size-asian="8pt" style:font-size-complex="8pt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17ee8a"/>
    </style:style>
    <style:style style:name="P11" style:family="paragraph" style:parent-style-name="Frame_20_contents">
      <style:paragraph-properties fo:text-align="justify" style:justify-single-word="false"/>
    </style:style>
    <style:style style:name="T1" style:family="text">
      <style:text-properties fo:color="#1a1a1a"/>
    </style:style>
    <style:style style:name="T2" style:family="text">
      <style:text-properties fo:color="#1a1a1a" officeooo:rsid="00168b7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ee8a"/>
    </style:style>
    <style:style style:name="T5" style:family="text">
      <style:text-properties officeooo:rsid="00187575"/>
    </style:style>
    <style:style style:name="T6" style:family="text">
      <style:text-properties officeooo:rsid="001a3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sando</text:span> <text:span text:style-name="T1">un</text:span> <text:span text:style-name="T1">cliente</text:span> <text:span text:style-name="T1">http</text:span> <text:span text:style-name="T1">para</text:span> el "Manager" DBServicesManager, <text:span text:style-name="T1">archivo</text:span> DBServicesManager.jar <text:span text:style-name="T1">dentro</text:span> <text:span text:style-name="T1">de</text:span> <text:span text:style-name="T1">la</text:span> <text:span text:style-name="T1">carpeta</text:span> Managers.</text:p>
      <text:p text:style-name="P4"/>
      <text:p text:style-name="P4"><text:span text:style-name="T1">Las</text:span> <text:span text:style-name="T1">llamadas</text:span> <text:span text:style-name="T1">pueden</text:span> <text:span text:style-name="T1">ser</text:span> <text:span text:style-name="T1">de</text:span> <text:span text:style-name="T1">tipos</text:span> HTTP/POST y/o HTTP/GET, <text:span text:style-name="T1">según</text:span> <text:span text:style-name="T1">configuración</text:span> <text:span text:style-name="T1">del</text:span> <text:span text:style-name="T1">archivo</text:span> ServicesDaemon.conf. </text:p>
      <text:p text:style-name="P4"/>
      <text:p text:style-name="P4"><text:span text:style-name="T1">Para</text:span> <text:span text:style-name="T1">especificar</text:span> el <text:span text:style-name="T1">formato</text:span> y <text:span text:style-name="T1">versión</text:span> <text:span text:style-name="T1">de</text:span> <text:span text:style-name="T1">respuesta</text:span> <text:span text:style-name="T1">se</text:span> <text:span text:style-name="T1">debe</text:span> <text:span text:style-name="T1">usar</text:span> <text:span text:style-name="T1">los</text:span> <text:span text:style-name="T1">siguiente</text:span> <text:span text:style-name="T1">paramétros</text:span>:</text:p>
      <text:p text:style-name="P4"/>
      <text:p text:style-name="P6">ResponseFormat=XML-DATAPACKET</text:p>
      <text:p text:style-name="P6">ResponseFormatVersion=1.1</text:p>
      <text:p text:style-name="P6"/>
      <text:p text:style-name="P4"><text:span text:style-name="T1">Los</text:span> <text:span text:style-name="T1">anteriores</text:span> <text:span text:style-name="T1">parámetros</text:span> son <text:span text:style-name="T1">opcionales</text:span> y <text:span text:style-name="T1">pueden</text:span> <text:span text:style-name="T1">ser</text:span> <text:span text:style-name="T1">enviados</text:span> o no, <text:span text:style-name="T1">según</text:span> <text:span text:style-name="T1">la</text:span> <text:span text:style-name="T1">configuración</text:span> <text:span text:style-name="T1">del</text:span> <text:span text:style-name="T1">archivo</text:span> DBServicesManager.conf, <text:span text:style-name="T1">dentro</text:span> <text:span text:style-name="T1">de</text:span> <text:span text:style-name="T1">la</text:span> <text:span text:style-name="T1">carpetas</text:span> Managers/DBServicesManager, <text:span text:style-name="T1">las</text:span> <text:span text:style-name="T1">respuesta</text:span> <text:span text:style-name="T1">por</text:span> <text:span text:style-name="T1">defecto</text:span> <text:span text:style-name="T1">es</text:span> <text:span text:style-name="T1">tomada</text:span> <text:span text:style-name="T1">de</text:span> <text:span text:style-name="T1">los</text:span> <text:span text:style-name="T1">paramétros</text:span> <text:span text:style-name="T1">del</text:span> <text:span text:style-name="T1">archivo</text:span> <text:span text:style-name="T1">de</text:span> <text:span text:style-name="T1">configuración</text:span>, <text:span text:style-name="T1">eso</text:span> <text:span text:style-name="T1">evita</text:span> <text:span text:style-name="T1">tener</text:span> <text:span text:style-name="T1">que</text:span> <text:span text:style-name="T1">enviarlos</text:span> <text:span text:style-name="T1">con</text:span> <text:span text:style-name="T1">cada</text:span> <text:span text:style-name="T1">llamada</text:span> a <text:span text:style-name="T1">los</text:span> <text:span text:style-name="T1">servicios</text:span>, <text:span text:style-name="T1">que</text:span> son <text:span text:style-name="T1">los</text:span> <text:span text:style-name="T1">siguientes</text:span>:</text:p>
      <text:p text:style-name="P4"/>
      <text:p text:style-name="P6">Default_Response_Format="XML-DataPacket" </text:p>
      <text:p text:style-name="P6">Default_Response_Format_Version="1.1" </text:p>
      <text:p text:style-name="P4"/>
      <text:p text:style-name="P4"><text:span text:style-name="T1">Usando</text:span> <text:span text:style-name="T1">los</text:span> <text:span text:style-name="T1">valores</text:span> <text:span text:style-name="T1">anteriores</text:span> <text:span text:style-name="T1">en</text:span> el <text:span text:style-name="T1">archivo</text:span> <text:span text:style-name="T3">DBServicesManager.conf</text:span> el DBServicesManager <text:span text:style-name="T1">siempre</text:span> <text:span text:style-name="T1">que</text:span> no <text:span text:style-name="T1">se</text:span> <text:span text:style-name="T2">envíen</text:span> <text:span text:style-name="T1">los</text:span> <text:span text:style-name="T1">paramétros</text:span> <text:span text:style-name="T1">será</text:span> <text:span text:style-name="T1">en</text:span> XML-DataPacket <text:span text:style-name="T1">en</text:span> <text:span text:style-name="T1">versión</text:span> "1.1", sin <text:span text:style-name="T1">embargo</text:span> <text:span text:style-name="T1">los</text:span> <text:span text:style-name="T1">otros</text:span> <text:span text:style-name="T1">formatos</text:span> <text:span text:style-name="T1">de</text:span> <text:span text:style-name="T1">respuesta</text:span> <text:span text:style-name="T1">disponibles</text:span> <text:span text:style-name="T1">todavía</text:span> <text:span text:style-name="T1">podrán</text:span> <text:span text:style-name="T1">ser</text:span> usados, solo hay que especificarlos en la llamada al servicio, para que el DBServicesManager retorne la información en el formato especificado por la llamada.</text:p>
      <text:p text:style-name="P4"/>
      <text:p text:style-name="P4">Posibles formatos de respuesta (Valores para el parámetro ResponseFormat), sólo nombres exactos, siendo las mayúsculas y minúsculas MUY importantes.</text:p>
      <text:p text:style-name="P4"/>
      <text:p text:style-name="P5">JAVA-XML-WEBROWSET:</text:p>
      <text:p text:style-name="P4"/>
      <text:p text:style-name="P4">Ejemplo:</text:p>
      <text:p text:style-name="P4"/>
      <text:p text:style-name="P6">ResponseFormat=JAVA-XML-WEBROWSET</text:p>
      <text:p text:style-name="P6">ResponseFormatVersion=1.0</text:p>
      <text:p text:style-name="P4"/>
      <text:p text:style-name="P4">Posible versiones para el formatos son:</text:p>
      <text:p text:style-name="P4"/>
      <text:p text:style-name="P4">1.0</text:p>
      <text:p text:style-name="P4"/>
      <text:p text:style-name="P5">XML-DATAPACKET:</text:p>
      <text:p text:style-name="P4"/>
      <text:p text:style-name="P4">Ejemplo:</text:p>
      <text:p text:style-name="P4"/>
      <text:p text:style-name="P6">ResponseFormat=XML-DATAPACKET</text:p>
      <text:p text:style-name="P6">ResponseFormatVersion=1.1</text:p>
      <text:p text:style-name="P4"/>
      <text:p text:style-name="P4">Posible versiones para el formatos son:</text:p>
      <text:p text:style-name="P4"/>
      <text:p text:style-name="P4"><text:soft-page-break/>1.0</text:p>
      <text:p text:style-name="P4">1.1 (Cambios menores en el nodo xml errors que permite alojar varios sub nodos de tipo error, a final del documento xml)</text:p>
      <text:p text:style-name="P4"/>
      <text:p text:style-name="P5">JSON:</text:p>
      <text:p text:style-name="P4"/>
      <text:p text:style-name="P4">Ejemplo:</text:p>
      <text:p text:style-name="P4"/>
      <text:p text:style-name="P6">ResponseFormat=JSON</text:p>
      <text:p text:style-name="P6">ResponseFormatVersion=1.0</text:p>
      <text:p text:style-name="P6"/>
      <text:p text:style-name="P4">Posible versiones para el formatos son:</text:p>
      <text:p text:style-name="P4"/>
      <text:p text:style-name="P4">1.0</text:p>
      <text:p text:style-name="P4"/>
      <text:p text:style-name="P5">CSV:</text:p>
      <text:p text:style-name="P4"/>
      <text:p text:style-name="P4">Ejemplo:</text:p>
      <text:p text:style-name="P4"/>
      <text:p text:style-name="P6">ResponseFormat=CSV</text:p>
      <text:p text:style-name="P6">ResponseFormatVersion=1.0</text:p>
      <text:p text:style-name="P6"/>
      <text:p text:style-name="P4">Posible versiones para el formatos son:</text:p>
      <text:p text:style-name="P4"/>
      <text:p text:style-name="P4">1.0</text:p>
      <text:p text:style-name="P4"/>
      <text:p text:style-name="P4">Ejemplo de una llamada un servicio de nombre System.Enum.Services que no requiere autenticación, con formato de respuesta JAVA-XML-WEBROWSET y versión 1.0.</text:p>
      <text:p text:style-name="P4"/>
      <text:p text:style-name="P6">ServiceName=System.Enum.Services</text:p>
      <text:p text:style-name="P6">ResponseFormat=JAVA-XML-WEBROWSET</text:p>
      <text:p text:style-name="P6">ResponseFormatVersion=1.0</text:p>
      <text:p text:style-name="P4"/>
      <text:p text:style-name="P4">Con este servicio y dependiendo del formato de respuesta se enumeran todos los servicios registrados en la carpeta DBServices dentro de la carpeta DBServicesManager.</text:p>
      <text:p text:style-name="P4"/>
      <text:p text:style-name="P4">Otra manera de llamarlo sería de la siguiente manera</text:p>
      <text:p text:style-name="P4"/>
      <text:p text:style-name="P6">ServiceName=System.Enum.Services</text:p>
      <text:p text:style-name="P4"/>
      <text:p text:style-name="P4">Ahora y como el archivo DBServicesManager.conf tiene valores por defecto los siguiente valores: </text:p>
      <text:p text:style-name="P4"/>
      <text:p text:style-name="P6">Default_Response_Format="XML-DataPacket" </text:p>
      <text:p text:style-name="P6">Default_Response_Format_Version="1.1" </text:p>
      <text:p text:style-name="P4"/>
      <text:p text:style-name="P4">El DBServicesManager responderá con el formato XML-DataPacket versión 1.1 por defecto.</text:p>
      <text:p text:style-name="P4"/>
      <text:p text:style-name="P4">Puede cambiarlos en el archivo configuración por cualquier otro, incluso los que usted mismo <text:soft-page-break/>implemente de la interface CAbstractResponseFormat para poder ser usados y colocados los archivos .jar dentro de la carpeta ResponseFormats que está ubicada en la carpeta DBServicesManagers.</text:p>
      <text:p text:style-name="P1"/>
      <text:p text:style-name="P3"><text:span text:style-name="T4">Ejemplos en PHP usando al librería CURL</text:span></text:p>
      <text:p text:style-name="P1"/>
      <text:p text:style-name="P2"><text:span text:style-name="T4">Acceder usando http</text:span><text:span text:style-name="T5">s</text:span><text:span text:style-name="T4"> al localhost</text:span></text:p>
      <text:p text:style-name="P1"/>
      <text:p text:style-name="P8"><text:span text:style-name="T6">&lt;?php</text:span></text:p>
      <text:p text:style-name="P8"><text:span text:style-name="T6"></text:span></text:p>
      <text:p text:style-name="P8"><text:span text:style-name="T6"><text:s text:c="4"/>//Using CURL php library </text:span></text:p>
      <text:p text:style-name="P8"><text:span text:style-name="T6"></text:span></text:p>
      <text:p text:style-name="P8"><text:span text:style-name="T6"><text:s text:c="4"/>$ch = curl_init();</text:span></text:p>
      <text:p text:style-name="P8"><text:span text:style-name="T6"></text:span></text:p>
      <text:p text:style-name="P8"><text:span text:style-name="T6"><text:s text:c="4"/>curl_setopt( $ch, CURLOPT_URL, "https://127.0.0.1:8181/DBServices" );</text:span></text:p>
      <text:p text:style-name="P8"><text:span text:style-name="T6"><text:s text:c="4"/>curl_setopt( $ch, CURLOPT_POST, 1 );</text:span></text:p>
      <text:p text:style-name="P8"><text:span text:style-name="T6"><text:s text:c="4"/>curl_setopt( $ch, CURLOPT_SSL_VERIFYPEER, false ); //Warning read this for proper fix http://unitstep.net/blog/2009/05/05/using-curl-in-php-to-access-https-ssltls-protected-sites/ <text:s text:c="3"/></text:span></text:p>
      <text:p text:style-name="P8"><text:span text:style-name="T6"><text:s text:c="4"/>curl_setopt( $ch, CURLOPT_SSL_VERIFYHOST, 2 );</text:span></text:p>
      <text:p text:style-name="P8"><text:span text:style-name="T6"><text:s text:c="4"/>curl_setopt( $ch, CURLOPT_RETURNTRANSFER, true );</text:span></text:p>
      <text:p text:style-name="P8"><text:span text:style-name="T6"><text:s text:c="4"/>curl_setopt( $ch, CURLOPT_POSTFIELDS, "ServiceName=System.Enum.Services&amp;ResponseFormat=JAVA-XML-WEBROWSET&amp;ResponseFormatVersion=1.0" );</text:span></text:p>
      <text:p text:style-name="P8"><text:span text:style-name="T6"></text:span></text:p>
      <text:p text:style-name="P8"><text:span text:style-name="T6"><text:s text:c="4"/>$result = curl_exec( $ch );</text:span></text:p>
      <text:p text:style-name="P8"><text:span text:style-name="T6"></text:span></text:p>
      <text:p text:style-name="P8"><text:span text:style-name="T6"><text:s text:c="4"/>curl_close( $ch ); </text:span></text:p>
      <text:p text:style-name="P8"><text:span text:style-name="T6"></text:span></text:p>
      <text:p text:style-name="P8"><text:span text:style-name="T6"><text:s text:c="4"/>echo $result;</text:span></text:p>
      <text:p text:style-name="P8"><text:span text:style-name="T6"></text:span></text:p>
      <text:p text:style-name="P8"><text:span text:style-name="T6">?&gt;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s Poggio</meta:initial-creator>
    <meta:creation-date>2013-09-12T14:10:43</meta:creation-date>
    <dc:date>2013-09-12T14:50:58</dc:date>
    <dc:creator>Tomás Poggio</dc:creator>
    <meta:editing-duration>PT32M18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3" meta:paragraph-count="69" meta:word-count="432" meta:character-count="3714" meta:non-whitespace-character-count="3268"/>
  </office:meta>
</office:document-meta>
</file>